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bf0041" draw:marker-end="Symmetric_20_Arrow" draw:fill="solid" draw:textarea-vertical-align="middle"/>
    </style:style>
    <style:style style:name="gr4" style:family="graphic" style:parent-style-name="objectwithoutfill">
      <style:graphic-properties svg:stroke-color="#158466" draw:marker-start="" draw:marker-end="Symmetric_20_Arrow" draw:fill="solid" draw:textarea-vertical-align="middle"/>
    </style:style>
    <style:style style:name="gr5" style:family="graphic" style:parent-style-name="objectwithoutfill">
      <style:graphic-properties draw:marker-start="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08cm" svg:y1="18.145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6.08cm" svg:y2="18.145cm">
          <text:p/>
        </draw:line>
        <draw:frame draw:style-name="gr2" draw:text-style-name="P2" draw:layer="layout" svg:width="0.505cm" svg:height="0.627cm" svg:x="5.321cm" svg:y="19.2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05cm" svg:height="0.627cm" svg:x="9.255cm" svg:y="2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84cm" svg:height="0.627cm" svg:x="9.279cm" svg:y="18.7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ath draw:style-name="gr3" draw:text-style-name="P1" draw:layer="layout" svg:width="0.369cm" svg:height="0.179cm" draw:transform="rotate (-2.49808975837948) translate (12.5271598512974cm 20.9808792848618cm)" svg:viewBox="0 0 370 180" svg:d="M0 174c141 27 309-36 370-174">
          <text:p/>
        </draw:path>
        <draw:path draw:style-name="gr4" draw:text-style-name="P1" draw:layer="layout" svg:width="0.485cm" svg:height="0.135cm" draw:transform="rotate (0.317649923862968) translate (6.06817804930527cm 18.528839331595cm)" svg:viewBox="0 0 486 136" svg:d="M0 131c141 17 284-13 414-66l72-65">
          <text:p/>
        </draw:path>
        <draw:frame draw:style-name="gr2" draw:text-style-name="P2" draw:layer="layout" svg:width="0.393cm" svg:height="0.349cm" svg:x="6.207cm" svg:y="18.7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43cm" svg:height="0.2cm" svg:x="11.541cm" svg:y="20.81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ath draw:style-name="gr5" draw:text-style-name="P1" draw:layer="layout" svg:width="0.612cm" svg:height="0.406cm" draw:transform="rotate (1.78756621989259) translate (6.20378102724365cm 21.2893784735264cm)" svg:viewBox="0 0 613 407" svg:d="M0 402c160 25 319-50 433-155l94-141 86-106">
          <text:p/>
        </draw:path>
        <draw:frame draw:style-name="gr2" draw:text-style-name="P2" draw:layer="layout" svg:width="0.427cm" svg:height="0.273cm" svg:x="6.538cm" svg:y="20.55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12T14:15:49.950564899</dc:date>
    <meta:editing-duration>PT2H36M49S</meta:editing-duration>
    <meta:editing-cycles>54</meta:editing-cycles>
    <meta:generator>LibreOffice/6.4.7.2$Linux_X86_64 LibreOffice_project/40$Build-2</meta:generator>
    <meta:document-statistic meta:object-count="12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i>γ</mi>
    </mstyle>
    <annotation encoding="StarMath 5.0">color blue { %gamma}</annotation>
  </semantics>
</math>
</file>

<file path=Object 6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